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8.073cm" loext:decorative="false"/>
      <style:paragraph-properties style:writing-mode="lr-tb"/>
    </style:style>
    <style:style style:name="gr2" style:family="graphic" style:parent-style-name="standard">
      <style:graphic-properties svg:stroke-color="#999999" draw:fill-color="#808080" draw:textarea-horizontal-align="justify" draw:textarea-vertical-align="middle" draw:auto-grow-height="false" fo:min-height="0.749cm" fo:min-width="8.073cm" loext:decorative="false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3.47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446cm" loext:decorative="false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7" style:family="graphic" style:parent-style-name="standard">
      <style:graphic-properties draw:stroke="none" dr3d:vertical-segments="16" dr3d:close-front="true" dr3d:close-back="true" loext:decorative="false"/>
    </style:style>
    <style:style style:name="gr8" style:family="graphic" style:parent-style-name="standard">
      <style:graphic-properties svg:stroke-color="#999999" draw:fill-color="#808080" draw:textarea-horizontal-align="justify" draw:textarea-vertical-align="middle" draw:auto-grow-height="false" fo:min-height="1.655cm" fo:min-width="8.0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cm" fo:min-width="0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80808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73cm" svg:height="1.27cm" svg:x="12.112cm" svg:y="3.222cm">
          <text:p text:style-name="P1"><text:span text:style-name="T1">Inbound Request from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73cm" svg:height="0.999cm" svg:x="12.112cm" svg:y="5.762cm">
          <text:p text:style-name="P2"><text:span text:style-name="T1">Request queued <text:s/>to Txlog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573cm" svg:height="0.999cm" svg:x="12.112cm" svg:y="7.938cm">
          <text:p text:style-name="P2"><text:span text:style-name="T1">Replicate TX to Standby Serv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16cm" svg:y1="5.127cm" svg:x2="9.255cm" svg:y2="5.127cm">
          <text:p/>
        </draw:line>
        <draw:line draw:style-name="gr3" draw:text-style-name="P4" draw:layer="layout" svg:x1="9.255cm" svg:y1="5.127cm" svg:x2="9.255cm" svg:y2="9.572cm">
          <text:p/>
        </draw:line>
        <draw:line draw:style-name="gr3" draw:text-style-name="P4" draw:layer="layout" svg:x1="11.16cm" svg:y1="9.572cm" svg:x2="9.255cm" svg:y2="9.572cm">
          <text:p/>
        </draw:line>
        <draw:custom-shape draw:style-name="gr4" draw:text-style-name="P1" draw:layer="layout" svg:width="4.537cm" svg:height="0.227cm" svg:x="21.637cm" svg:y="8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223cm" svg:height="0.317cm" svg:x="21.319cm" svg:y="6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6" svg:width="1.905cm" svg:height="1.905cm" svg:x="24.177cm" svg:y="5.4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-5000h250 250 500 500 500 250 250v10000h-250-250-500-500-500-250-250z"/>
        </dr3d:scene>
        <draw:custom-shape draw:style-name="gr1" draw:text-style-name="P2" draw:layer="layout" svg:width="8.573cm" svg:height="1.27cm" svg:x="12.429cm" svg:y="13.7cm">
          <text:p text:style-name="P1"><text:span text:style-name="T1">Synchronize confirmation from Standb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573cm" svg:height="1.905cm" svg:x="12.443cm" svg:y="11.235cm">
          <text:p text:style-name="P2"><text:span text:style-name="T1">Process 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573cm" svg:height="1.27cm" svg:x="12.112cm" svg:y="17.51cm">
          <text:p text:style-name="P1"><text:span text:style-name="T1">Publish result and return result to 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37cm" svg:height="0.227cm" draw:transform="rotate (-3.14159265358979) translate (26.4cm 14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4" draw:layer="layout" svg:x1="11.16cm" svg:y1="10.842cm" svg:x2="9.255cm" svg:y2="10.842cm">
          <text:p/>
        </draw:line>
        <draw:line draw:style-name="gr3" draw:text-style-name="P4" draw:layer="layout" svg:x1="9.255cm" svg:y1="10.842cm" svg:x2="9.255cm" svg:y2="15.287cm">
          <text:p/>
        </draw:line>
        <draw:line draw:style-name="gr3" draw:text-style-name="P4" draw:layer="layout" svg:x1="11.16cm" svg:y1="15.287cm" svg:x2="9.255cm" svg:y2="15.287cm">
          <text:p/>
        </draw:line>
        <draw:frame draw:style-name="gr9" draw:text-style-name="P6" draw:layer="layout" svg:width="8.078cm" svg:height="2.144cm" svg:x="0.964cm" svg:y="6.397cm">
          <draw:text-box>
            <text:p text:style-name="P5"><text:span text:style-name="T2">Single point of synchronization among all </text:span></text:p>
            <text:p text:style-name="P5"><text:span text:style-name="T2">threads processing messages from client.</text:span></text:p>
            <text:p text:style-name="P5"><text:span text:style-name="T2">Guarantee that request are logged and</text:span></text:p>
            <text:p text:style-name="P5"><text:span text:style-name="T2">replicated to the standby in a continuous order.</text:span><text:span text:style-name="T3"> </text:span><text:span text:style-name="T4"><text:s/></text:span></text:p>
          </draw:text-box>
        </draw:frame>
        <draw:frame draw:style-name="gr9" draw:text-style-name="P6" draw:layer="layout" svg:width="8.002cm" svg:height="3.009cm" svg:x="1.177cm" svg:y="11.795cm">
          <draw:text-box>
            <text:p text:style-name="P5"><text:span text:style-name="T2">Synchronization based upon resource/asset.</text:span></text:p>
            <text:p text:style-name="P5"><text:span text:style-name="T2">Single execution per resource/asset but parallel </text:span></text:p>
            <text:p text:style-name="P5"><text:span text:style-name="T2">Execution among different resources/assets. <text:s/></text:span></text:p>
            <text:p text:style-name="P5"><text:span text:style-name="T2"/></text:p>
            <text:p text:style-name="P5"><text:span text:style-name="T2">Bussiness logic does not complete until a </text:span></text:p>
            <text:p text:style-name="P5"><text:span text:style-name="T2">confirmation message from the standby has </text:span></text:p>
            <text:p text:style-name="P5"><text:span text:style-name="T2">Been received.</text:span></text:p>
          </draw:text-box>
        </draw:frame>
        <draw:custom-shape draw:style-name="gr10" draw:text-style-name="P1" draw:layer="layout" svg:width="0.635cm" svg:height="1.588cm" svg:x="15.922cm" svg:y="1.3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35cm" svg:height="1.588cm" svg:x="14.335cm" svg:y="19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35cm" svg:height="1.588cm" svg:x="17.827cm" svg:y="19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7:29:01.317968287</meta:creation-date>
    <dc:date>2025-03-24T08:18:12.052296426</dc:date>
    <meta:editing-duration>PT57S</meta:editing-duration>
    <meta:editing-cycles>1</meta:editing-cycles>
    <meta:document-statistic meta:object-count="22"/>
    <meta:generator>LibreOffice/24.8.4.2$Linux_X86_64 LibreOffice_project/480$Build-2</meta:generator>
  </office:meta>
</office:document-meta>
</file>